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534" officeooo:paragraph-rsid="0007c5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e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6:12:25.539537234</meta:creation-date>
    <dc:date>2019-07-04T16:12:54.321721991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0.7.3$Linux_X86_64 LibreOffice_project/00m0$Build-3</meta:generator>
  </office:meta>
</office:document-meta>
</file>